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Gentium Basic" svg:font-family="Gentium Basic" style:font-family-generic="system" style:font-pitch="variable"/>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OpenSymbol" svg:font-family="OpenSymbol"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style:style>
    <style:style style:name="P2" style:parent-style-name="Standard" style:family="paragraph">
      <style:paragraph-properties fo:text-align="center"/>
      <style:text-properties style:font-name="DejaVu Sans Condensed" fo:font-weight="bold" style:font-weight-asian="bold" style:font-weight-complex="bold" fo:font-size="24pt" style:font-size-asian="24pt" style:font-size-complex="24pt"/>
    </style:style>
    <style:style style:name="P3" style:parent-style-name="Standard" style:family="paragraph">
      <style:paragraph-properties fo:text-align="center"/>
      <style:text-properties style:font-name="DejaVu Sans Condensed" fo:font-weight="bold" style:font-weight-asian="bold" style:font-weight-complex="bold" fo:font-size="24pt" style:font-size-asian="24pt" style:font-size-complex="24pt"/>
    </style:style>
    <style:style style:name="P4" style:parent-style-name="Standard" style:family="paragraph">
      <style:paragraph-properties fo:text-align="center"/>
      <style:text-properties style:font-name="DejaVu Sans Condensed" fo:font-weight="bold" style:font-weight-asian="bold" style:font-weight-complex="bold" fo:font-size="16pt" style:font-size-asian="16pt" style:font-size-complex="16pt"/>
    </style:style>
    <style:style style:name="P5" style:parent-style-name="Standard" style:family="paragraph">
      <style:paragraph-properties fo:text-align="center"/>
      <style:text-properties style:font-name="DejaVu Sans Condensed" fo:font-weight="bold" style:font-weight-asian="bold" style:font-weight-complex="bold" fo:font-size="16pt" style:font-size-asian="16pt" style:font-size-complex="16pt"/>
    </style:style>
    <style:style style:name="P6" style:parent-style-name="Standard" style:family="paragraph">
      <style:paragraph-properties fo:text-align="center"/>
    </style:style>
    <style:style style:name="T7" style:parent-style-name="Standardstycketeckensnitt" style:family="text">
      <style:text-properties style:font-name="DejaVu Sans Condensed" fo:font-weight="bold" style:font-weight-asian="bold" style:font-weight-complex="bold" fo:font-size="16pt" style:font-size-asian="16pt" style:font-size-complex="16pt"/>
    </style:style>
    <style:style style:name="P8" style:parent-style-name="Standard" style:family="paragraph">
      <style:paragraph-properties fo:text-align="center"/>
      <style:text-properties style:font-name="DejaVu Sans Condensed" fo:font-weight="bold" style:font-weight-asian="bold" style:font-weight-complex="bold" fo:font-size="24pt" style:font-size-asian="24pt" style:font-size-complex="24pt"/>
    </style:style>
    <style:style style:name="P9" style:parent-style-name="Standard" style:family="paragraph">
      <style:paragraph-properties fo:text-align="center"/>
      <style:text-properties style:font-name="DejaVu Sans Condensed" fo:font-weight="bold" style:font-weight-asian="bold" style:font-weight-complex="bold" fo:font-size="12pt" style:font-size-asian="12pt"/>
    </style:style>
    <style:style style:name="P10" style:parent-style-name="Standard" style:family="paragraph">
      <style:paragraph-properties fo:text-align="center"/>
      <style:text-properties style:font-name="DejaVu Sans Condensed" fo:font-weight="bold" style:font-weight-asian="bold" style:font-weight-complex="bold" fo:font-size="12pt" style:font-size-asian="12pt"/>
    </style:style>
    <style:style style:name="P11" style:parent-style-name="Normalwebb" style:family="paragraph">
      <style:paragraph-properties fo:margin-top="0in" fo:margin-bottom="0in" fo:margin-left="1.477in">
        <style:tab-stops/>
      </style:paragraph-properties>
    </style:style>
    <style:style style:name="T12" style:parent-style-name="Standardstycketeckensnitt" style:family="text">
      <style:text-properties style:font-name="Arial" style:font-name-complex="Arial" fo:color="#000000" fo:font-size="11.5pt" style:font-size-asian="11.5pt" style:font-size-complex="11.5pt"/>
    </style:style>
    <style:style style:name="T13" style:parent-style-name="Hyperlänk" style:family="text">
      <style:text-properties style:font-name="Arial" style:font-name-complex="Arial" fo:font-size="11.5pt" style:font-size-asian="11.5pt" style:font-size-complex="11.5pt"/>
    </style:style>
    <style:style style:name="P14" style:parent-style-name="Normalwebb" style:family="paragraph">
      <style:paragraph-properties fo:margin-top="0in" fo:margin-bottom="0in" fo:margin-left="1.477in">
        <style:tab-stops/>
      </style:paragraph-properties>
    </style:style>
    <style:style style:name="T15" style:parent-style-name="Standardstycketeckensnitt" style:family="text">
      <style:text-properties fo:language="en" fo:country="US"/>
    </style:style>
    <style:style style:name="T16" style:parent-style-name="Standardstycketeckensnitt" style:family="text">
      <style:text-properties style:font-name="Arial" style:font-name-complex="Arial" fo:color="#000000" fo:font-size="11.5pt" style:font-size-asian="11.5pt" style:font-size-complex="11.5pt" fo:language="en" fo:country="US"/>
    </style:style>
    <style:style style:name="T17" style:parent-style-name="Hyperlänk" style:family="text">
      <style:text-properties style:font-name="Arial" style:font-name-complex="Arial" fo:font-size="11.5pt" style:font-size-asian="11.5pt" style:font-size-complex="11.5pt" fo:language="en" fo:country="US"/>
    </style:style>
    <style:style style:name="P18" style:parent-style-name="Normalwebb" style:family="paragraph">
      <style:paragraph-properties fo:margin-top="0in" fo:margin-bottom="0in" fo:margin-left="1.477in">
        <style:tab-stops/>
      </style:paragraph-properties>
      <style:text-properties fo:language="en" fo:country="US"/>
    </style:style>
    <style:style style:name="P19" style:parent-style-name="Standard" style:family="paragraph">
      <style:paragraph-properties fo:text-align="center"/>
      <style:text-properties style:font-name="DejaVu Sans Condensed" fo:font-weight="bold" style:font-weight-asian="bold" style:font-weight-complex="bold" fo:font-size="12pt" style:font-size-asian="12pt"/>
    </style:style>
    <style:style style:name="P20" style:parent-style-name="Standard" style:family="paragraph">
      <style:paragraph-properties fo:margin-left="0.9847in" fo:text-indent="0.4923in">
        <style:tab-stops/>
      </style:paragraph-properties>
    </style:style>
    <style:style style:name="T21" style:parent-style-name="Standardstycketeckensnitt" style:family="text">
      <style:text-properties style:font-name="Arial" style:font-name-complex="Arial" fo:color="#000000" fo:font-size="11.5pt" style:font-size-asian="11.5pt" style:font-size-complex="11.5pt"/>
    </style:style>
    <style:style style:name="T22" style:parent-style-name="Hyperlänk" style:family="text">
      <style:text-properties style:font-name="Arial" style:font-name-complex="Arial" fo:font-size="11.5pt" style:font-size-asian="11.5pt" style:font-size-complex="11.5pt"/>
    </style:style>
    <style:style style:name="P23" style:parent-style-name="Standard" style:family="paragraph">
      <style:paragraph-properties fo:margin-left="0.9847in" fo:text-indent="0.4923in">
        <style:tab-stops/>
      </style:paragraph-properties>
      <style:text-properties style:font-name="DejaVu Sans Condensed" fo:font-size="12pt" style:font-size-asian="12pt"/>
    </style:style>
    <style:style style:name="P24" style:parent-style-name="Innehåll1" style:family="paragraph">
      <style:paragraph-properties>
        <style:tab-stops>
          <style:tab-stop style:type="right" style:leader-style="dotted" style:leader-text="." style:position="5.8986in"/>
        </style:tab-stops>
      </style:paragraph-properties>
    </style:style>
    <style:style style:name="P25" style:parent-style-name="Innehåll1" style:family="paragraph">
      <style:paragraph-properties>
        <style:tab-stops>
          <style:tab-stop style:type="right" style:leader-style="dotted" style:leader-text="." style:position="5.8986in"/>
        </style:tab-stops>
      </style:paragraph-properties>
    </style:style>
    <style:style style:name="P26" style:parent-style-name="Innehåll1" style:family="paragraph">
      <style:paragraph-properties>
        <style:tab-stops>
          <style:tab-stop style:type="right" style:leader-style="dotted" style:leader-text="." style:position="5.8986in"/>
        </style:tab-stops>
      </style:paragraph-properties>
    </style:style>
    <style:style style:name="P27" style:parent-style-name="Innehåll1" style:family="paragraph">
      <style:paragraph-properties>
        <style:tab-stops>
          <style:tab-stop style:type="right" style:leader-style="dotted" style:leader-text="." style:position="5.8986in"/>
        </style:tab-stops>
      </style:paragraph-properties>
    </style:style>
    <style:style style:name="P28" style:parent-style-name="Innehåll1" style:family="paragraph">
      <style:paragraph-properties>
        <style:tab-stops>
          <style:tab-stop style:type="right" style:leader-style="dotted" style:leader-text="." style:position="5.8986in"/>
        </style:tab-stops>
      </style:paragraph-properties>
    </style:style>
    <style:style style:name="P29" style:parent-style-name="Innehåll1" style:family="paragraph">
      <style:paragraph-properties>
        <style:tab-stops>
          <style:tab-stop style:type="right" style:leader-style="dotted" style:leader-text="." style:position="5.8986in"/>
        </style:tab-stops>
      </style:paragraph-properties>
    </style:style>
    <style:style style:name="P30" style:parent-style-name="Innehåll2" style:family="paragraph">
      <style:paragraph-properties>
        <style:tab-stops>
          <style:tab-stop style:type="right" style:leader-style="dotted" style:leader-text="." style:position="5.7319in"/>
        </style:tab-stops>
      </style:paragraph-properties>
    </style:style>
    <style:style style:name="P31" style:parent-style-name="Innehåll2" style:family="paragraph">
      <style:paragraph-properties>
        <style:tab-stops>
          <style:tab-stop style:type="right" style:leader-style="dotted" style:leader-text="." style:position="5.7319in"/>
        </style:tab-stops>
      </style:paragraph-properties>
    </style:style>
    <style:style style:name="P32" style:parent-style-name="Innehåll2" style:family="paragraph">
      <style:paragraph-properties>
        <style:tab-stops>
          <style:tab-stop style:type="right" style:leader-style="dotted" style:leader-text="." style:position="5.7319in"/>
        </style:tab-stops>
      </style:paragraph-properties>
    </style:style>
    <style:style style:name="P33" style:parent-style-name="Innehåll2" style:family="paragraph">
      <style:paragraph-properties>
        <style:tab-stops>
          <style:tab-stop style:type="right" style:leader-style="dotted" style:leader-text="." style:position="5.7319in"/>
        </style:tab-stops>
      </style:paragraph-properties>
    </style:style>
    <style:style style:name="P34" style:parent-style-name="Innehåll2" style:family="paragraph">
      <style:paragraph-properties>
        <style:tab-stops>
          <style:tab-stop style:type="right" style:leader-style="dotted" style:leader-text="." style:position="5.7319in"/>
        </style:tab-stops>
      </style:paragraph-properties>
    </style:style>
    <style:style style:name="P35" style:parent-style-name="Innehåll2" style:family="paragraph">
      <style:paragraph-properties>
        <style:tab-stops>
          <style:tab-stop style:type="right" style:leader-style="dotted" style:leader-text="." style:position="5.7319in"/>
        </style:tab-stops>
      </style:paragraph-properties>
    </style:style>
    <style:style style:name="P36" style:parent-style-name="Innehåll1" style:family="paragraph">
      <style:paragraph-properties>
        <style:tab-stops>
          <style:tab-stop style:type="right" style:leader-style="dotted" style:leader-text="." style:position="5.8986in"/>
        </style:tab-stops>
      </style:paragraph-properties>
    </style:style>
    <style:style style:name="P37" style:parent-style-name="Innehåll1" style:family="paragraph">
      <style:paragraph-properties>
        <style:tab-stops>
          <style:tab-stop style:type="right" style:leader-style="dotted" style:leader-text="." style:position="5.8986in"/>
        </style:tab-stops>
      </style:paragraph-properties>
    </style:style>
    <style:style style:name="P38" style:parent-style-name="Innehåll1" style:family="paragraph">
      <style:paragraph-properties>
        <style:tab-stops>
          <style:tab-stop style:type="right" style:leader-style="dotted" style:leader-text="." style:position="5.8986in"/>
        </style:tab-stops>
      </style:paragraph-properties>
    </style:style>
    <style:style style:name="S1" style:family="section">
      <style:section-properties fo:margin-left="0in" fo:margin-right="0in" style:writing-mode="lr-tb"/>
    </style:style>
    <style:style style:name="P39" style:parent-style-name="Rubrik1" style:family="paragraph">
      <style:paragraph-properties fo:break-before="page"/>
    </style:style>
    <style:style style:name="P40" style:parent-style-name="Normal" style:family="paragraph">
      <style:paragraph-properties fo:widows="2" fo:orphans="2" style:vertical-align="auto"/>
      <style:text-properties fo:hyphenate="true"/>
    </style:style>
    <style:style style:name="T41"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T42" style:parent-style-name="Standardstycketeckensnitt" style:family="text">
      <style:text-properties style:font-name="Times New Roman" style:font-name-asian="Times New Roman" style:font-name-complex="Times New Roman" style:letter-kerning="false" style:language-asian="sv" style:country-asian="SE"/>
    </style:style>
    <style:style style:name="T43"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T44"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T45" style:parent-style-name="Standardstycketeckensnitt" style:family="text">
      <style:text-properties style:font-name="Times New Roman" style:font-name-asian="Times New Roman" style:font-name-complex="Times New Roman" style:letter-kerning="false" style:language-asian="sv" style:country-asian="SE"/>
    </style:style>
    <style:style style:name="T46"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P47" style:parent-style-name="Normal" style:family="paragraph">
      <style:paragraph-properties fo:widows="2" fo:orphans="2" style:vertical-align="auto"/>
      <style:text-properties fo:hyphenate="true"/>
    </style:style>
    <style:style style:name="T48"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P49" style:parent-style-name="Normal" style:family="paragraph">
      <style:paragraph-properties fo:widows="2" fo:orphans="2" style:vertical-align="auto"/>
      <style:text-properties style:font-name="Times New Roman" style:font-name-asian="Times New Roman" style:font-name-complex="Times New Roman" style:letter-kerning="false" style:language-asian="sv" style:country-asian="SE" fo:hyphenate="true"/>
    </style:style>
    <style:style style:name="P50" style:parent-style-name="Normal" style:family="paragraph">
      <style:paragraph-properties fo:widows="2" fo:orphans="2" style:vertical-align="auto"/>
      <style:text-properties fo:hyphenate="true"/>
    </style:style>
    <style:style style:name="T51"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T52"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P53" style:parent-style-name="Normal" style:family="paragraph">
      <style:paragraph-properties fo:widows="2" fo:orphans="2" style:vertical-align="auto"/>
      <style:text-properties fo:hyphenate="true"/>
    </style:style>
    <style:style style:name="T54"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P55" style:parent-style-name="Normal" style:family="paragraph">
      <style:paragraph-properties fo:widows="2" fo:orphans="2" style:vertical-align="auto"/>
      <style:text-properties fo:hyphenate="true"/>
    </style:style>
    <style:style style:name="T56"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T57"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T58"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P59" style:parent-style-name="Normal" style:family="paragraph">
      <style:paragraph-properties fo:widows="2" fo:orphans="2" style:vertical-align="auto"/>
      <style:text-properties style:font-name="Times New Roman" style:font-name-asian="Times New Roman" style:font-name-complex="Times New Roman" style:letter-kerning="false" style:language-asian="sv" style:country-asian="SE" fo:hyphenate="true"/>
    </style:style>
    <style:style style:name="P60" style:parent-style-name="Normal" style:family="paragraph">
      <style:paragraph-properties fo:widows="2" fo:orphans="2" style:vertical-align="auto"/>
      <style:text-properties fo:hyphenate="true"/>
    </style:style>
    <style:style style:name="T61"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P62" style:parent-style-name="Normal" style:family="paragraph">
      <style:paragraph-properties fo:widows="2" fo:orphans="2" style:vertical-align="auto"/>
      <style:text-properties style:font-name="Times New Roman" style:font-name-asian="Times New Roman" style:font-name-complex="Times New Roman" style:letter-kerning="false" style:language-asian="sv" style:country-asian="SE" fo:hyphenate="true"/>
    </style:style>
    <style:style style:name="P63" style:parent-style-name="Normal" style:family="paragraph">
      <style:paragraph-properties fo:widows="2" fo:orphans="2" style:vertical-align="auto"/>
      <style:text-properties fo:hyphenate="true"/>
    </style:style>
    <style:style style:name="T64"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P65" style:parent-style-name="Normal" style:family="paragraph">
      <style:paragraph-properties fo:widows="2" fo:orphans="2" style:vertical-align="auto"/>
      <style:text-properties style:font-name="Times New Roman" style:font-name-asian="Times New Roman" style:font-name-complex="Times New Roman" style:letter-kerning="false" style:language-asian="sv" style:country-asian="SE" fo:hyphenate="true"/>
    </style:style>
    <style:style style:name="P66" style:parent-style-name="Normal" style:family="paragraph">
      <style:paragraph-properties fo:widows="2" fo:orphans="2" style:vertical-align="auto"/>
      <style:text-properties fo:hyphenate="true"/>
    </style:style>
    <style:style style:name="T67"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P68" style:parent-style-name="Normal" style:family="paragraph">
      <style:paragraph-properties fo:widows="2" fo:orphans="2" style:vertical-align="auto"/>
      <style:text-properties style:font-name="Times New Roman" style:font-name-asian="Times New Roman" style:font-name-complex="Times New Roman" style:letter-kerning="false" style:language-asian="sv" style:country-asian="SE" fo:hyphenate="true"/>
    </style:style>
    <style:style style:name="P69" style:parent-style-name="Normal" style:family="paragraph">
      <style:paragraph-properties fo:widows="2" fo:orphans="2" style:vertical-align="auto"/>
      <style:text-properties fo:hyphenate="true"/>
    </style:style>
    <style:style style:name="T70"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P71" style:parent-style-name="Normal" style:family="paragraph">
      <style:paragraph-properties fo:widows="2" fo:orphans="2" style:vertical-align="auto"/>
      <style:text-properties style:font-name="Times New Roman" style:font-name-asian="Times New Roman" style:font-name-complex="Times New Roman" style:letter-kerning="false" style:language-asian="sv" style:country-asian="SE" fo:hyphenate="true"/>
    </style:style>
    <style:style style:name="P72" style:parent-style-name="Normal" style:family="paragraph">
      <style:paragraph-properties fo:widows="2" fo:orphans="2" style:vertical-align="auto"/>
      <style:text-properties fo:hyphenate="true"/>
    </style:style>
    <style:style style:name="T73"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P74" style:parent-style-name="Normal" style:family="paragraph">
      <style:paragraph-properties fo:widows="2" fo:orphans="2" style:vertical-align="auto"/>
      <style:text-properties style:font-name="Times New Roman" style:font-name-asian="Times New Roman" style:font-name-complex="Times New Roman" style:letter-kerning="false" style:language-asian="sv" style:country-asian="SE" fo:hyphenate="true"/>
    </style:style>
    <style:style style:name="P75" style:parent-style-name="Normal" style:family="paragraph">
      <style:paragraph-properties fo:widows="2" fo:orphans="2" style:vertical-align="auto"/>
      <style:text-properties fo:hyphenate="true"/>
    </style:style>
    <style:style style:name="T76"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T77"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P78" style:parent-style-name="Normal" style:family="paragraph">
      <style:paragraph-properties fo:widows="2" fo:orphans="2" style:vertical-align="auto"/>
      <style:text-properties style:font-name="Times New Roman" style:font-name-asian="Times New Roman" style:font-name-complex="Times New Roman" style:letter-kerning="false" style:language-asian="sv" style:country-asian="SE" fo:hyphenate="true"/>
    </style:style>
    <style:style style:name="P79" style:parent-style-name="Normal" style:family="paragraph">
      <style:paragraph-properties fo:widows="2" fo:orphans="2" style:vertical-align="auto"/>
      <style:text-properties fo:hyphenate="true"/>
    </style:style>
    <style:style style:name="T80"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P81" style:parent-style-name="Normal" style:family="paragraph">
      <style:paragraph-properties fo:widows="2" fo:orphans="2" style:vertical-align="auto"/>
      <style:text-properties style:font-name="Times New Roman" style:font-name-asian="Times New Roman" style:font-name-complex="Times New Roman" style:letter-kerning="false" style:language-asian="sv" style:country-asian="SE" fo:hyphenate="true"/>
    </style:style>
    <style:style style:name="P82" style:parent-style-name="Normal" style:family="paragraph">
      <style:paragraph-properties fo:widows="2" fo:orphans="2" style:vertical-align="auto"/>
      <style:text-properties fo:hyphenate="true"/>
    </style:style>
    <style:style style:name="T83" style:parent-style-name="Standardstycketeckensnitt" style:family="text">
      <style:text-properties style:font-name="Arial" style:font-name-asian="Times New Roman" style:font-name-complex="Arial" fo:color="#000000" style:letter-kerning="false" fo:font-size="11.5pt" style:font-size-asian="11.5pt" style:font-size-complex="11.5pt" fo:language="en" fo:country="US" style:language-asian="sv" style:country-asian="SE"/>
    </style:style>
    <style:style style:name="P84" style:parent-style-name="Normal" style:family="paragraph">
      <style:paragraph-properties fo:widows="2" fo:orphans="2" style:vertical-align="auto"/>
      <style:text-properties style:font-name="Times New Roman" style:font-name-asian="Times New Roman" style:font-name-complex="Times New Roman" style:letter-kerning="false" fo:language="en" fo:country="US" style:language-asian="sv" style:country-asian="SE" fo:hyphenate="true"/>
    </style:style>
    <style:style style:name="P85" style:parent-style-name="Normal" style:family="paragraph">
      <style:paragraph-properties fo:widows="2" fo:orphans="2" style:vertical-align="auto"/>
      <style:text-properties fo:hyphenate="true"/>
    </style:style>
    <style:style style:name="T86" style:parent-style-name="Standardstycketeckensnitt" style:family="text">
      <style:text-properties style:font-name="Arial" style:font-name-asian="Times New Roman" style:font-name-complex="Arial" fo:color="#000000" style:letter-kerning="false" fo:font-size="11.5pt" style:font-size-asian="11.5pt" style:font-size-complex="11.5pt" fo:language="en" fo:country="US" style:language-asian="sv" style:country-asian="SE"/>
    </style:style>
    <style:style style:name="P87" style:parent-style-name="Normal" style:family="paragraph">
      <style:paragraph-properties fo:widows="2" fo:orphans="2" style:vertical-align="auto"/>
      <style:text-properties style:font-name="Times New Roman" style:font-name-asian="Times New Roman" style:font-name-complex="Times New Roman" style:letter-kerning="false" fo:language="en" fo:country="US" style:language-asian="sv" style:country-asian="SE" fo:hyphenate="true"/>
    </style:style>
    <style:style style:name="P88" style:parent-style-name="Normal" style:family="paragraph">
      <style:paragraph-properties fo:widows="2" fo:orphans="2" style:vertical-align="auto"/>
      <style:text-properties fo:hyphenate="true"/>
    </style:style>
    <style:style style:name="T89" style:parent-style-name="Standardstycketeckensnitt" style:family="text">
      <style:text-properties style:font-name="Arial" style:font-name-asian="Times New Roman" style:font-name-complex="Arial" fo:color="#000000" style:letter-kerning="false" fo:font-size="11.5pt" style:font-size-asian="11.5pt" style:font-size-complex="11.5pt" fo:language="en" fo:country="US" style:language-asian="sv" style:country-asian="SE"/>
    </style:style>
    <style:style style:name="T90" style:parent-style-name="Standardstycketeckensnitt" style:family="text">
      <style:text-properties style:font-name="Arial" style:font-name-asian="Times New Roman" style:font-name-complex="Arial" fo:color="#000000" style:letter-kerning="false" fo:font-size="11.5pt" style:font-size-asian="11.5pt" style:font-size-complex="11.5pt" fo:language="en" fo:country="US" style:language-asian="sv" style:country-asian="SE"/>
    </style:style>
    <style:style style:name="P91" style:parent-style-name="Normal" style:family="paragraph">
      <style:paragraph-properties fo:widows="2" fo:orphans="2" style:vertical-align="auto"/>
      <style:text-properties style:font-name="Times New Roman" style:font-name-asian="Times New Roman" style:font-name-complex="Times New Roman" style:letter-kerning="false" fo:language="en" fo:country="US" style:language-asian="sv" style:country-asian="SE" fo:hyphenate="true"/>
    </style:style>
    <style:style style:name="P92" style:parent-style-name="Normal" style:family="paragraph">
      <style:paragraph-properties fo:widows="2" fo:orphans="2" style:vertical-align="auto"/>
      <style:text-properties fo:hyphenate="true"/>
    </style:style>
    <style:style style:name="T93" style:parent-style-name="Standardstycketeckensnitt" style:family="text">
      <style:text-properties style:font-name="Arial" style:font-name-asian="Times New Roman" style:font-name-complex="Arial" fo:color="#000000" style:letter-kerning="false" fo:font-size="11.5pt" style:font-size-asian="11.5pt" style:font-size-complex="11.5pt" fo:language="en" fo:country="US" style:language-asian="sv" style:country-asian="SE"/>
    </style:style>
    <style:style style:name="P94" style:parent-style-name="Normal" style:family="paragraph">
      <style:paragraph-properties fo:widows="2" fo:orphans="2" style:vertical-align="auto"/>
      <style:text-properties style:font-name="Times New Roman" style:font-name-asian="Times New Roman" style:font-name-complex="Times New Roman" style:letter-kerning="false" fo:language="en" fo:country="US" style:language-asian="sv" style:country-asian="SE" fo:hyphenate="true"/>
    </style:style>
    <style:style style:name="P95" style:parent-style-name="Normal" style:family="paragraph">
      <style:paragraph-properties fo:widows="2" fo:orphans="2" style:vertical-align="auto"/>
      <style:text-properties fo:hyphenate="true"/>
    </style:style>
    <style:style style:name="T96" style:parent-style-name="Standardstycketeckensnitt" style:family="text">
      <style:text-properties style:font-name="Arial" style:font-name-asian="Times New Roman" style:font-name-complex="Arial" fo:color="#000000" style:letter-kerning="false" fo:font-size="11.5pt" style:font-size-asian="11.5pt" style:font-size-complex="11.5pt" fo:language="en" fo:country="US" style:language-asian="sv" style:country-asian="SE"/>
    </style:style>
    <style:style style:name="P97" style:parent-style-name="Normal" style:family="paragraph">
      <style:paragraph-properties fo:widows="2" fo:orphans="2" style:vertical-align="auto"/>
      <style:text-properties style:font-name="Times New Roman" style:font-name-asian="Times New Roman" style:font-name-complex="Times New Roman" style:letter-kerning="false" fo:language="en" fo:country="US" style:language-asian="sv" style:country-asian="SE" fo:hyphenate="true"/>
    </style:style>
    <style:style style:name="P98" style:parent-style-name="Normal" style:family="paragraph">
      <style:paragraph-properties fo:widows="2" fo:orphans="2" style:vertical-align="auto"/>
      <style:text-properties fo:hyphenate="true"/>
    </style:style>
    <style:style style:name="T99"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P100" style:parent-style-name="Normal" style:family="paragraph">
      <style:paragraph-properties fo:widows="2" fo:orphans="2" style:vertical-align="auto"/>
      <style:text-properties style:font-name="Times New Roman" style:font-name-asian="Times New Roman" style:font-name-complex="Times New Roman" style:letter-kerning="false" style:language-asian="sv" style:country-asian="SE" fo:hyphenate="true"/>
    </style:style>
    <style:style style:name="P101" style:parent-style-name="Normal" style:family="paragraph">
      <style:paragraph-properties fo:widows="2" fo:orphans="2" style:vertical-align="auto"/>
      <style:text-properties fo:hyphenate="true"/>
    </style:style>
    <style:style style:name="T102"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P103" style:parent-style-name="Normal" style:family="paragraph">
      <style:paragraph-properties fo:widows="2" fo:orphans="2" style:vertical-align="auto"/>
      <style:text-properties fo:hyphenate="true"/>
    </style:style>
    <style:style style:name="T104"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T105" style:parent-style-name="Standardstycketeckensnitt" style:family="text">
      <style:text-properties style:font-name="Times New Roman" style:font-name-asian="Times New Roman" style:font-name-complex="Times New Roman" style:letter-kerning="false" style:language-asian="sv" style:country-asian="SE"/>
    </style:style>
    <style:style style:name="T106"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T107" style:parent-style-name="Standardstycketeckensnitt" style:family="text">
      <style:text-properties style:font-name="Times New Roman" style:font-name-asian="Times New Roman" style:font-name-complex="Times New Roman" style:letter-kerning="false" style:language-asian="sv" style:country-asian="SE"/>
    </style:style>
    <style:style style:name="T108"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T109" style:parent-style-name="Standardstycketeckensnitt" style:family="text">
      <style:text-properties style:font-name="Times New Roman" style:font-name-asian="Times New Roman" style:font-name-complex="Times New Roman" style:letter-kerning="false" style:language-asian="sv" style:country-asian="SE"/>
    </style:style>
    <style:style style:name="T110"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T111"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T112" style:parent-style-name="Standardstycketeckensnitt" style:family="text">
      <style:text-properties style:font-name="Times New Roman" style:font-name-asian="Times New Roman" style:font-name-complex="Times New Roman" style:letter-kerning="false" style:language-asian="sv" style:country-asian="SE"/>
    </style:style>
    <style:style style:name="T113"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P114" style:parent-style-name="Normal" style:family="paragraph">
      <style:paragraph-properties fo:widows="2" fo:orphans="2" style:vertical-align="auto"/>
      <style:text-properties fo:hyphenate="true"/>
    </style:style>
    <style:style style:name="T115"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P116" style:parent-style-name="Normal" style:family="paragraph">
      <style:paragraph-properties fo:widows="2" fo:orphans="2" style:vertical-align="auto"/>
      <style:text-properties fo:hyphenate="true"/>
    </style:style>
    <style:style style:name="T117"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T118"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T119" style:parent-style-name="Standardstycketeckensnitt" style:family="text">
      <style:text-properties style:font-name="Times New Roman" style:font-name-asian="Times New Roman" style:font-name-complex="Times New Roman" style:letter-kerning="false" style:language-asian="sv" style:country-asian="SE"/>
    </style:style>
    <style:style style:name="T120"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T121" style:parent-style-name="Standardstycketeckensnitt" style:family="text">
      <style:text-properties style:font-name="Times New Roman" style:font-name-asian="Times New Roman" style:font-name-complex="Times New Roman" style:letter-kerning="false" style:language-asian="sv" style:country-asian="SE"/>
    </style:style>
    <style:style style:name="T122"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T123"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T124" style:parent-style-name="Standardstycketeckensnitt" style:family="text">
      <style:text-properties style:font-name="Times New Roman" style:font-name-asian="Times New Roman" style:font-name-complex="Times New Roman" style:letter-kerning="false" style:language-asian="sv" style:country-asian="SE"/>
    </style:style>
    <style:style style:name="T125"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P126" style:parent-style-name="Normal" style:family="paragraph">
      <style:paragraph-properties fo:widows="2" fo:orphans="2" style:vertical-align="auto"/>
      <style:text-properties style:font-name="Times New Roman" style:font-name-asian="Times New Roman" style:font-name-complex="Times New Roman" style:letter-kerning="false" style:language-asian="sv" style:country-asian="SE" fo:hyphenate="true"/>
    </style:style>
    <style:style style:name="P127" style:parent-style-name="Normal" style:family="paragraph">
      <style:paragraph-properties fo:widows="2" fo:orphans="2" style:vertical-align="auto"/>
      <style:text-properties fo:hyphenate="true"/>
    </style:style>
    <style:style style:name="T128"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T129" style:parent-style-name="Standardstycketeckensnitt" style:family="text">
      <style:text-properties style:font-name="Times New Roman" style:font-name-asian="Times New Roman" style:font-name-complex="Times New Roman" style:letter-kerning="false" style:language-asian="sv" style:country-asian="SE"/>
    </style:style>
    <style:style style:name="T130"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T131"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T132" style:parent-style-name="Standardstycketeckensnitt" style:family="text">
      <style:text-properties style:font-name="Arial" style:font-name-asian="Times New Roman" style:font-name-complex="Arial" fo:color="#000000" style:letter-kerning="false" fo:font-size="11.5pt" style:font-size-asian="11.5pt" style:font-size-complex="11.5pt" style:language-asian="sv" style:country-asian="SE"/>
    </style:style>
    <style:style style:name="P133" style:parent-style-name="Normal" style:family="paragraph">
      <style:paragraph-properties fo:break-before="page"/>
    </style:style>
    <style:style style:name="TableColumn135" style:family="table-column">
      <style:table-column-properties style:column-width="5.9055in" style:use-optimal-column-width="false"/>
    </style:style>
    <style:style style:name="Table134" style:family="table">
      <style:table-properties style:width="5.9055in" fo:margin-left="0in" table:align="left"/>
    </style:style>
    <style:style style:name="TableRow136" style:family="table-row">
      <style:table-row-properties style:use-optimal-row-height="false"/>
    </style:style>
    <style:style style:name="TableCell137" style:family="table-cell">
      <style:table-cell-properties fo:border="0.0034in solid #0066CC" fo:background-color="#99CCFF" style:writing-mode="lr-tb" fo:padding-top="0.0381in" fo:padding-left="0.0381in" fo:padding-bottom="0.0381in" fo:padding-right="0.0381in"/>
    </style:style>
    <style:style style:name="P138" style:parent-style-name="Standard" style:family="paragraph">
      <style:paragraph-properties fo:text-align="center"/>
      <style:text-properties fo:font-size="40pt" style:font-size-asian="40pt" style:font-size-complex="40pt"/>
    </style:style>
    <style:style style:name="T139" style:parent-style-name="Standardstycketeckensnitt" style:family="text">
      <style:text-properties fo:font-weight="bold" style:font-weight-asian="bold" style:font-weight-complex="bold"/>
    </style:style>
    <style:style style:name="T140" style:parent-style-name="Standardstycketeckensnitt" style:family="text">
      <style:text-properties fo:font-style="italic" style:font-style-asian="italic" style:font-style-complex="italic"/>
    </style:style>
    <style:style style:name="P141" style:parent-style-name="Standard" style:family="paragraph"/>
    <style:style style:name="P142" style:parent-style-name="Standard" style:family="paragraph"/>
    <style:style style:name="P143" style:parent-style-name="Standard" style:family="paragraph"/>
    <style:style style:name="T144" style:parent-style-name="Standardstycketeckensnitt" style:family="text">
      <style:text-properties fo:font-weight="bold" style:font-weight-asian="bold" style:font-weight-complex="bold"/>
    </style:style>
    <style:style style:name="P145" style:parent-style-name="Standard" style:family="paragraph"/>
    <style:style style:name="P146" style:parent-style-name="Standard" style:family="paragraph"/>
    <style:style style:name="T147" style:parent-style-name="Standardstycketeckensnitt" style:family="text">
      <style:text-properties fo:font-weight="bold" style:font-weight-asian="bold" style:font-weight-complex="bold"/>
    </style:style>
    <style:style style:name="T148" style:parent-style-name="Standardstycketeckensnitt" style:family="text">
      <style:text-properties fo:font-weight="bold" style:font-weight-asian="bold" style:font-weight-complex="bold"/>
    </style:style>
    <style:style style:name="T149" style:parent-style-name="Standardstycketeckensnitt" style:family="text">
      <style:text-properties fo:font-weight="bold" style:font-weight-asian="bold" style:font-weight-complex="bold"/>
    </style:style>
    <style:style style:name="T150" style:parent-style-name="Standardstycketeckensnitt" style:family="text">
      <style:text-properties fo:font-weight="bold" style:font-weight-asian="bold" style:font-weight-complex="bold"/>
    </style:style>
    <style:style style:name="P151" style:parent-style-name="Ingetavstånd" style:family="paragraph"/>
    <style:style style:name="P152" style:parent-style-name="Ingetavstånd" style:family="paragraph"/>
    <style:style style:name="P153" style:parent-style-name="Ingetavstånd" style:family="paragraph"/>
    <style:style style:name="P154" style:parent-style-name="Normalwebb" style:family="paragraph">
      <style:paragraph-properties fo:margin-top="0in" fo:margin-bottom="0in"/>
      <style:text-properties style:font-name="Arial" style:font-name-complex="Arial" fo:color="#000000" fo:font-size="11.5pt" style:font-size-asian="11.5pt" style:font-size-complex="11.5pt"/>
    </style:style>
    <style:style style:name="P155" style:parent-style-name="Normalwebb" style:family="paragraph">
      <style:paragraph-properties fo:margin-top="0in" fo:margin-bottom="0in"/>
    </style:style>
    <style:style style:name="T156" style:parent-style-name="Standardstycketeckensnitt" style:family="text">
      <style:text-properties style:font-name="Arial" style:font-name-complex="Arial" fo:color="#000000" fo:font-size="11.5pt" style:font-size-asian="11.5pt" style:font-size-complex="11.5pt"/>
    </style:style>
    <style:style style:name="P157" style:parent-style-name="Normalwebb" style:family="paragraph">
      <style:paragraph-properties fo:margin-top="0in" fo:margin-bottom="0in" fo:margin-left="0.5in">
        <style:tab-stops/>
      </style:paragraph-properties>
    </style:style>
    <style:style style:name="T158" style:parent-style-name="Standardstycketeckensnitt" style:family="text">
      <style:text-properties style:font-name="Arial" style:font-name-complex="Arial" fo:font-weight="bold" style:font-weight-asian="bold" fo:color="#000000" fo:font-size="11.5pt" style:font-size-asian="11.5pt" style:font-size-complex="11.5pt"/>
    </style:style>
    <style:style style:name="P159" style:parent-style-name="Normalwebb" style:family="paragraph">
      <style:paragraph-properties fo:margin-top="0in" fo:margin-bottom="0in" fo:margin-left="0.5in">
        <style:tab-stops/>
      </style:paragraph-properties>
    </style:style>
    <style:style style:name="T160" style:parent-style-name="Standardstycketeckensnitt" style:family="text">
      <style:text-properties style:font-name="Arial" style:font-name-complex="Arial" fo:color="#000000" fo:font-size="11.5pt" style:font-size-asian="11.5pt" style:font-size-complex="11.5pt"/>
    </style:style>
    <style:style style:name="T161" style:parent-style-name="Standardstycketeckensnitt" style:family="text">
      <style:text-properties style:font-name="Arial" style:font-name-complex="Arial" fo:color="#000000" fo:font-size="11.5pt" style:font-size-asian="11.5pt" style:font-size-complex="11.5pt"/>
    </style:style>
    <style:style style:name="T162" style:parent-style-name="Standardstycketeckensnitt" style:family="text">
      <style:text-properties style:font-name="Arial" style:font-name-complex="Arial" fo:color="#000000" fo:font-size="11.5pt" style:font-size-asian="11.5pt" style:font-size-complex="11.5pt"/>
    </style:style>
    <style:style style:name="T163" style:parent-style-name="Standardstycketeckensnitt" style:family="text">
      <style:text-properties style:font-name="Arial" style:font-name-complex="Arial" fo:color="#000000" fo:font-size="11.5pt" style:font-size-asian="11.5pt" style:font-size-complex="11.5pt"/>
    </style:style>
    <style:style style:name="P164" style:parent-style-name="Ingetavstånd" style:family="paragraph">
      <style:paragraph-properties fo:margin-left="0.5in">
        <style:tab-stops/>
      </style:paragraph-properties>
      <style:text-properties style:font-name="Arial" style:font-name-complex="Arial" fo:color="#000000" fo:font-size="11.5pt" style:font-size-asian="11.5pt" style:font-size-complex="11.5pt"/>
    </style:style>
    <style:style style:name="P165" style:parent-style-name="Normalwebb" style:family="paragraph">
      <style:paragraph-properties fo:margin-top="0in" fo:margin-bottom="0in"/>
    </style:style>
    <style:style style:name="P166" style:parent-style-name="Normalwebb" style:family="paragraph">
      <style:paragraph-properties fo:margin-top="0in" fo:margin-bottom="0in" fo:margin-left="0.5in">
        <style:tab-stops/>
      </style:paragraph-properties>
    </style:style>
    <style:style style:name="T167" style:parent-style-name="Standardstycketeckensnitt" style:family="text">
      <style:text-properties style:font-name="Arial" style:font-name-complex="Arial" fo:font-weight="bold" style:font-weight-asian="bold" fo:color="#000000" fo:font-size="11.5pt" style:font-size-asian="11.5pt" style:font-size-complex="11.5pt"/>
    </style:style>
    <style:style style:name="P168" style:parent-style-name="Normalwebb" style:family="paragraph">
      <style:paragraph-properties fo:margin-top="0in" fo:margin-bottom="0in" fo:margin-left="0.5in">
        <style:tab-stops/>
      </style:paragraph-properties>
    </style:style>
    <style:style style:name="T169" style:parent-style-name="Standardstycketeckensnitt" style:family="text">
      <style:text-properties style:font-name="Arial" style:font-name-complex="Arial" fo:color="#000000" fo:font-size="11.5pt" style:font-size-asian="11.5pt" style:font-size-complex="11.5pt"/>
    </style:style>
    <style:style style:name="T170" style:parent-style-name="Standardstycketeckensnitt" style:family="text">
      <style:text-properties style:font-name="Arial" style:font-name-complex="Arial" fo:color="#000000" fo:font-size="11.5pt" style:font-size-asian="11.5pt" style:font-size-complex="11.5pt"/>
    </style:style>
    <style:style style:name="T171" style:parent-style-name="Standardstycketeckensnitt" style:family="text">
      <style:text-properties style:font-name="Arial" style:font-name-complex="Arial" fo:color="#000000" fo:font-size="11.5pt" style:font-size-asian="11.5pt" style:font-size-complex="11.5pt"/>
    </style:style>
    <style:style style:name="T172" style:parent-style-name="Standardstycketeckensnitt" style:family="text">
      <style:text-properties style:font-name="Arial" style:font-name-complex="Arial" fo:color="#000000" fo:font-size="11.5pt" style:font-size-asian="11.5pt" style:font-size-complex="11.5pt"/>
    </style:style>
    <style:style style:name="P173" style:parent-style-name="Ingetavstånd" style:family="paragraph">
      <style:paragraph-properties fo:margin-left="0.5in">
        <style:tab-stops/>
      </style:paragraph-properties>
    </style:style>
    <style:style style:name="P174" style:parent-style-name="Ingetavstånd" style:family="paragraph">
      <style:paragraph-properties fo:margin-left="0.5in">
        <style:tab-stops/>
      </style:paragraph-properties>
    </style:style>
    <style:style style:name="P175" style:parent-style-name="Ingetavstånd" style:family="paragraph">
      <style:paragraph-properties fo:margin-left="0.5in">
        <style:tab-stops/>
      </style:paragraph-properties>
    </style:style>
    <style:style style:name="P176" style:parent-style-name="Ingetavstånd" style:family="paragraph">
      <style:paragraph-properties fo:margin-left="0.5in">
        <style:tab-stops/>
      </style:paragraph-properties>
    </style:style>
    <style:style style:name="P177" style:parent-style-name="Ingetavstånd" style:family="paragraph">
      <style:paragraph-properties fo:margin-left="0.5in">
        <style:tab-stops/>
      </style:paragraph-properties>
    </style:style>
    <style:style style:name="P178" style:parent-style-name="Ingetavstånd" style:family="paragraph"/>
    <style:style style:name="P179" style:parent-style-name="Ingetavstånd" style:family="paragraph"/>
    <style:style style:name="P180" style:parent-style-name="Ingetavstånd" style:family="paragraph"/>
    <style:style style:name="P181" style:parent-style-name="Ingetavstånd" style:family="paragraph"/>
    <style:style style:name="P182" style:parent-style-name="Ingetavstånd" style:family="paragraph"/>
    <style:style style:name="P183" style:parent-style-name="Ingetavstånd" style:family="paragraph"/>
    <style:style style:name="P184" style:parent-style-name="Ingetavstånd" style:family="paragraph"/>
    <style:style style:name="P185" style:parent-style-name="Ingetavstånd" style:family="paragraph"/>
    <style:style style:name="P186" style:parent-style-name="Standard" style:family="paragraph">
      <style:text-properties fo:font-style="italic" style:font-style-asian="italic" style:font-style-complex="italic"/>
    </style:style>
    <style:style style:name="P187" style:parent-style-name="Standard" style:family="paragraph">
      <style:text-properties fo:font-style="italic" style:font-style-asian="italic" style:font-style-complex="italic"/>
    </style:style>
    <style:style style:name="P188" style:parent-style-name="Standard" style:family="paragraph">
      <style:text-properties fo:font-style="italic" style:font-style-asian="italic" style:font-style-complex="italic"/>
    </style:style>
    <style:style style:name="P189" style:parent-style-name="Standard" style:family="paragraph">
      <style:text-properties fo:font-style="italic" style:font-style-asian="italic" style:font-style-complex="italic"/>
    </style:style>
    <style:style style:name="P190" style:parent-style-name="Standard" style:family="paragraph">
      <style:text-properties fo:font-style="italic" style:font-style-asian="italic" style:font-style-complex="italic"/>
    </style:style>
    <style:style style:name="P191" style:parent-style-name="Standard" style:family="paragraph">
      <style:text-properties fo:font-style="italic" style:font-style-asian="italic" style:font-style-complex="italic"/>
    </style:style>
    <style:style style:name="P192" style:parent-style-name="Standard" style:family="paragraph">
      <style:text-properties fo:font-style="italic" style:font-style-asian="italic" style:font-style-complex="italic"/>
    </style:style>
    <style:style style:name="P193" style:parent-style-name="Standard" style:family="paragraph">
      <style:text-properties fo:font-style="italic" style:font-style-asian="italic" style:font-style-complex="italic"/>
    </style:style>
    <style:style style:name="P194" style:parent-style-name="Standard" style:family="paragraph">
      <style:text-properties fo:font-style="italic" style:font-style-asian="italic" style:font-style-complex="italic"/>
    </style:style>
    <style:style style:name="P195" style:parent-style-name="Ingetavstånd" style:family="paragraph">
      <style:text-properties fo:font-weight="bold" style:font-weight-asian="bold" style:font-weight-complex="bold"/>
    </style:style>
    <style:style style:name="P196" style:parent-style-name="Ingetavstånd" style:family="paragraph">
      <style:text-properties fo:font-weight="bold" style:font-weight-asian="bold" style:font-weight-complex="bold"/>
    </style:style>
  </office:automatic-styles>
  <office:body>
    <office:text text:use-soft-page-breaks="true">
      <text:p text:style-name="P1">TDDD78 / 729A85 – Objektorienterad programmering och Jav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Projektbeskrivning</text:p>
      <text:p text:style-name="P3"/>
      <text:p text:style-name="P4">&lt;Plattformsspel&gt;</text:p>
      <text:p text:style-name="P5"/>
      <text:p text:style-name="P6"><text:span text:style-name="T7">2015-04-15</text:span></text:p>
      <text:p text:style-name="P8"/>
      <text:p text:style-name="P9">Projektmedlemmar:</text:p>
      <text:p text:style-name="P10"/>
      <text:p text:style-name="P11"><text:span text:style-name="T12">Jens Reimers<text:s/></text:span><text:a xlink:href="mailto:jenre974@student.liu.se" office:target-frame-name="_top" xlink:show="replace"><text:span text:style-name="T13">jenre974@student.liu.se</text:span></text:a></text:p>
      <text:p text:style-name="P14"><text:span text:style-name="T15"><text:line-break/></text:span><text:span text:style-name="T16">Yousif Touma<text:s/></text:span><text:a xlink:href="mailto:youto814@student.liu.se" office:target-frame-name="_top" xlink:show="replace"><text:span text:style-name="T17">youto814@student.liu.se</text:span></text:a></text:p>
      <text:p text:style-name="P18"/>
      <text:p text:style-name="P19">Handledare:</text:p>
      <text:p text:style-name="P20"><text:span text:style-name="T21">Mikael Nilsson<text:s/></text:span><text:a xlink:href="mailto:mikael.a.nilsson@liu.se" office:target-frame-name="_top" xlink:show="replace"><text:span text:style-name="T22">mikael.a.nilsson@liu.se</text:span></text:a></text:p>
      <text:p text:style-name="P23"/>
      <text:table-of-content text:name="_TOC9">
        <text:table-of-content-source text:outline-level="9" text:use-outline-level="true" text:use-index-marks="true" text:use-index-source-styles="false" text:index-scope="document">
          <text:table-of-content-entry-template text:outline-level="1" text:style-name="Innehåll1">
            <text:index-entry-text/>
            <text:index-entry-tab-stop style:leader-char="." style:type="right"/>
            <text:index-entry-page-number/>
          </text:table-of-content-entry-template>
          <text:table-of-content-entry-template text:outline-level="2" text:style-name="Innehåll2">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24">1. Introduktion till projektet<text:tab/>2</text:p>
          <text:p text:style-name="P25">2. Ytterligare bakgrundsinformation<text:tab/>2</text:p>
          <text:p text:style-name="P26">3. Milstolpar<text:tab/>2</text:p>
          <text:p text:style-name="P27">4. Övriga implementationsförberedelser<text:tab/>2</text:p>
          <text:p text:style-name="P28">4. Utveckling och samarbete<text:tab/>3</text:p>
          <text:p text:style-name="P29">5. Implementationsbeskrivning<text:tab/>4</text:p>
          <text:p text:style-name="P30">5.1. Milstolpar<text:tab/>4</text:p>
          <text:p text:style-name="P31">5.2. Dokumentation för programkod, inklusive UML-diagram<text:tab/>4</text:p>
          <text:p text:style-name="P32">5.3. Användning av fritt material<text:tab/>5</text:p>
          <text:p text:style-name="P33">5.4. Användning av objektorientering<text:tab/>5</text:p>
          <text:p text:style-name="P34">5.5. Motiverade designbeslut med alternativ<text:tab/>5</text:p>
          <text:p text:style-name="P35">5.6. Bredd inom Java och objektorientering<text:tab/>5</text:p>
          <text:p text:style-name="P36">6. Användarmanual<text:tab/>6</text:p>
          <text:p text:style-name="P37">7. Slutgiltiga betygsambitioner<text:tab/>6</text:p>
          <text:p text:style-name="P38">8.<text:s/>Utvärdering och erfarenheter<text:tab/>6</text:p>
        </text:index-body>
      </text:table-of-content>
      <text:h text:style-name="Rubrik1" text:outline-level="1"/>
      <text:section text:name="Sect1" text:style-name="S1">
        <text:p text:style-name="Normal"/>
        <text:h text:style-name="P39" text:outline-level="1"><text:bookmark-start text:name="_Toc334109456"/><text:bookmark-start text:name="_Toc416895477"/>1. Introduktion till projektet<text:bookmark-end text:name="_Toc334109456"/><text:bookmark-end text:name="_Toc416895477"/></text:h>
        <text:p text:style-name="P40"><text:span text:style-name="T41">Vårt projekt ska bli ett plattformsspel. Det går ut på att du har en karaktär som kan röra sig inuti</text:span><text:span text:style-name="T42"><text:s/></text:span><text:span text:style-name="T43">en spelplan i 2D. Karaktären ska kunna hoppa samt röra sig i sidled. Under spelets gång</text:span><text:span text:style-name="T44"><text:s/>så</text:span><text:span text:style-name="T45"><text:s/></text:span><text:span text:style-name="T46">samlar man poäng i form av grafiska objekt. Det finns även fiender att undvika att ta skada av.</text:span></text:p>
        <text:h text:style-name="Rubrik1" text:outline-level="1"><text:bookmark-start text:name="_Toc334109457"/><text:bookmark-start text:name="_Toc416895478"/>2. Ytterligare bakgrundsinformation<text:bookmark-end text:name="_Toc334109457"/><text:bookmark-end text:name="_Toc416895478"/></text:h>
        <text:h text:style-name="Rubrik1" text:outline-level="1"><text:bookmark-start text:name="_Toc334109458"/><text:bookmark-start text:name="_Toc416895479"/>3. Milstolpar<text:bookmark-end text:name="_Toc334109458"/><text:bookmark-end text:name="_Toc416895479"/></text:h>
        <text:p text:style-name="P47"><text:span text:style-name="T48">1 – Ta reda på hur och implementera sprites och utritning av dem</text:span></text:p>
        <text:p text:style-name="P49"/>
        <text:p text:style-name="P50"><text:span text:style-name="T51">2<text:s/></text:span><text:span text:style-name="T52">­<text:s/>Skapa en ritbar klass (en entity)</text:span></text:p>
        <text:p text:style-name="P53"><text:span text:style-name="T54"><text:tab/></text:span></text:p>
        <text:p text:style-name="P55"><text:span text:style-name="T56">3<text:s/></text:span><text:span text:style-name="T57">­<text:s/>skapa en acceleration</text:span><text:span text:style-name="T58">­<text:s/>och velocityentity</text:span></text:p>
        <text:p text:style-name="P59"/>
        <text:p text:style-name="P60"><text:span text:style-name="T61">4 – kollisionshantering</text:span></text:p>
        <text:p text:style-name="P62"/>
        <text:p text:style-name="P63"><text:span text:style-name="T64">5 – Skapa en spelbar spelare</text:span></text:p>
        <text:p text:style-name="P65"/>
        <text:p text:style-name="P66"><text:span text:style-name="T67">5a – Rita ut en spelare</text:span></text:p>
        <text:p text:style-name="P68"/>
        <text:p text:style-name="P69"><text:span text:style-name="T70">5b – tangentbordsstyrning för vågrät rörelse</text:span></text:p>
        <text:p text:style-name="P71"/>
        <text:p text:style-name="P72"><text:span text:style-name="T73">5c – gravitation och hoppsystem</text:span></text:p>
        <text:p text:style-name="P74"/>
        <text:p text:style-name="P75"><text:span text:style-name="T76">6 – Skapa fi</text:span><text:span text:style-name="T77">ender</text:span></text:p>
        <text:p text:style-name="P78"/>
        <text:p text:style-name="P79"><text:span text:style-name="T80">7 – Poäng (typ mynt)</text:span></text:p>
        <text:p text:style-name="P81"/>
        <text:p text:style-name="P82"><text:span text:style-name="T83">8 – game over</text:span></text:p>
        <text:p text:style-name="P84"/>
        <text:p text:style-name="P85"><text:span text:style-name="T86">9 – animation</text:span></text:p>
        <text:p text:style-name="P87"/>
        <text:p text:style-name="P88"><text:span text:style-name="T89">10<text:s/></text:span><text:span text:style-name="T90">­<text:s/>ljud</text:span></text:p>
        <text:p text:style-name="P91"/>
        <text:p text:style-name="P92"><text:span text:style-name="T93">11 – livsystem</text:span></text:p>
        <text:p text:style-name="P94"/>
        <text:p text:style-name="P95"><text:span text:style-name="T96">12 – powerups</text:span></text:p>
        <text:p text:style-name="P97"/>
        <text:p text:style-name="P98"><text:span text:style-name="T99">13 – fler fiendetyper</text:span></text:p>
        <text:p text:style-name="P100"/>
        <text:p text:style-name="P101"><text:span text:style-name="T102">14 – svårighetsgrad ökar med tid, highscore, olika spelarkaraktärer</text:span></text:p>
        <text:p text:style-name="Textbody"/>
        <text:h text:style-name="Rubrik1" text:outline-level="1"><text:bookmark-start text:name="_Toc334109459"/><text:bookmark-start text:name="_Toc416895480"/>4. Övriga implementationsförberedelser<text:bookmark-end text:name="_Toc334109459"/><text:bookmark-end text:name="_Toc416895480"/></text:h>
        <text:p text:style-name="P103"><text:span text:style-name="T104">Vi har en form av arvsträd där vi högst upp har Entity som ska ta in en sprite och en</text:span><text:span text:style-name="T105"><text:s/></text:span><text:span text:style-name="T106">vektorposition eller bara koordinater. Sedan har vi en CollisionEntity som ska ärva denna och här</text:span><text:span text:style-name="T107"><text:s/></text:span><text:span text:style-name="T108">ingår alla objekt som ska hantera kollision. Härifrån har vi poäng(mynt) som en grej, wall (som</text:span><text:span text:style-name="T109"><text:s/></text:span><text:span text:style-name="T110">även innefattar plattformar) som en gren och sedan velocity</text:span><text:span text:style-name="T111">­<text:s/>och accelerationentity. Härifrån finns</text:span><text:span text:style-name="T112"><text:s/></text:span><text:span text:style-name="T113">sedan spelare och fiender som ska både röra sig och accelerera utöver att kollidera.</text:span></text:p>
        <text:p text:style-name="Textbody"/>
        <text:h text:style-name="Rubrik1" text:outline-level="1"><text:bookmark-start text:name="_Toc334109460"/><text:bookmark-start text:name="_Toc416895481"/>4. Utveckling och samarbete<text:bookmark-end text:name="_Toc334109460"/><text:bookmark-end text:name="_Toc416895481"/></text:h>
        <text:p text:style-name="P114"><text:span text:style-name="T115">Vi hade till en början tänkt jobba mycket tillsammans för att båda ska hänga med på strukturen.</text:span></text:p>
        <text:p text:style-name="P116"><text:span text:style-name="T117">Ju lä</text:span><text:span text:style-name="T118">ngre vi kommer i projektet så kommer vi kunna jobba med att implementera funktionalitet på</text:span><text:span text:style-name="T119"><text:s/></text:span><text:span text:style-name="T120">egen hand när båda har koll på hur strukturen fungerar. För att versionshantera har vi satt upp ett</text:span><text:span text:style-name="T121"><text:s/></text:span><text:span text:style-name="T122">repo på IDAs gitlab. Vi ska försöka kommentera all ny funktionali</text:span><text:span text:style-name="T123">tet, speciellt när vi gjort något på</text:span><text:span text:style-name="T124"><text:s/></text:span><text:span text:style-name="T125">egen hand så man kan sätta sig in i koden.</text:span></text:p>
        <text:p text:style-name="P126"/>
        <text:p text:style-name="P127"><text:span text:style-name="T128">Vi vill även köra en implementationsfreeze med ca 1 1⁄2 vecka kvar för att finslipa koden och få allt</text:span><text:span text:style-name="T129"><text:s/></text:span><text:span text:style-name="T130">att fungera som det ska.</text:span></text:p>
        <text:p text:style-name="Normal"><text:span text:style-name="T131">Vi har båda även kommit överens om våra betygsam</text:span><text:span text:style-name="T132">bitioner.</text:span></text:p>
        <text:p text:style-name="P133"/>
        <table:table table:style-name="Table134">
          <table:table-columns>
            <table:table-column table:style-name="TableColumn135"/>
          </table:table-columns>
          <table:table-row table:style-name="TableRow136">
            <table:table-cell table:style-name="TableCell137">
              <text:p text:style-name="P138">Slutinlämning</text:p>
            </table:table-cell>
          </table:table-row>
        </table:table>
        <text:p text:style-name="Textbody"/>
        <text:p text:style-name="Textbody">Även om denna del inte ska lämnas in förrän projektet är klart, är det<text:s/><text:span text:style-name="T139">viktigt att arbeta med den kontinuerligt</text:span><text:s/>under projektets gång! <text:s/>Speciellt finns det några avsnitt där ni ska beskriva information som ni lätt kan glömma av<text:s/>när veckorna går (vilket flera tidigare studenter också har kommenterat).</text:p>
        <text:h text:style-name="Rubrik1" text:outline-level="1"><text:bookmark-start text:name="_Toc334109461"/><text:bookmark-start text:name="_Toc416895482"/>5. Implementationsbeskrivning<text:bookmark-end text:name="_Toc334109461"/><text:bookmark-end text:name="_Toc416895482"/></text:h>
        <text:p text:style-name="Ingetavstånd">Den här sektionen använder ni för att beskriva hur projektet är strukturerat och implementerat. Algoritmer och övergripande design passar också in i det<text:s/>här kapitlet (bilder, flödesdiagram, osv. kan vara användbart). Skapa gärna egna delkapitel för enskilda delar, om det underlättar. <text:s/></text:p>
        <text:h text:style-name="Rubrik2" text:outline-level="2"><text:bookmark-start text:name="_Toc416895483"/><text:bookmark-start text:name="_Toc334109462"/>5.1. Milstolpar<text:bookmark-end text:name="_Toc416895483"/></text:h>
        <text:p text:style-name="Ingetavstånd">Ange för varje milstolpe om ni har genomfört den helt, delvis eller inte alls. <text:s/>(Detta är till för att labbhandledaren ska veta vilken funktionalitet man kan ”leta efter” i koden. <text:s/>Själva bedömningen beror inte på antalet milstolpar i sig!)</text:p>
        <text:h text:style-name="Rubrik2" text:outline-level="2"><text:bookmark-start text:name="_Toc416895484"/>5.2. Dokumentation för programkod<text:bookmark-end text:name="_Toc334109462"/>, inklusive UML-diagram<text:bookmark-end text:name="_Toc416895484"/></text:h>
        <text:p text:style-name="Ingetavstånd">Programkod behöver dokumenteras för att man ska förstå hur den<text:s/>fungerar och hur allt hänger ihop. <text:s/>Vissa typer av dokumentation är direkt relaterad till ett enda fält, en enda metod eller en enda klass och placeras då lämpligast vid fältet, metoden eller klassen i en Javadoc-kommentar,<text:s/><text:span text:style-name="T140">inte här</text:span>. <text:s/>Då är det både enklare att hitta dokumentationen och större chans att den faktiskt uppdateras när det sker ändringar. <text:s/>Annan dokumentation är mer övergripande och placeras då här. <text:s/>Det kan gälla till exempel:</text:p>
        <text:list text:style-name="LFO1" text:continue-numbering="true">
          <text:list-item>
            <text:p text:style-name="P141">Övergripande programstruktur, t.ex. att man har implementerat ett spel som styrs av timer-tick n gånger per sekund där man vid varje sådant tick först tar hand om input och gör eventuella förflyttningar för objekt av typ X, Y och Z, därefter kontrollerar kollisioner vilket sker med hjälp av klass W, och till slut uppdaterar skärmen.</text:p>
          </text:list-item>
        </text:list>
        <text:p text:style-name="Standard"><text:s/></text:p>
        <text:list text:style-name="LFO1" text:continue-numbering="true">
          <text:list-item>
            <text:p text:style-name="P142">Översikter över relaterade klasser och hur de hänger ihop.</text:p>
            <text:list text:continue-numbering="true">
              <text:list-item>
                <text:p text:style-name="P143">Här kan det ofta vara bra att använda<text:s/><text:span text:style-name="T144">UML-diagram</text:span><text:s/>för att illustrera – det finns även i betygskraven. <text:s/>Fundera då först på vilka grupper av klasser det är ni vill beskriva, och skapa sedan ett UML-diagram för varje grupp av klasser (det är sällan särskilt användbart att lägga in hela projektet i ett enda gigantiskt diagram). <text:s/></text:p>
              </text:list-item>
              <text:list-item>
                <text:p text:style-name="P145">Skriv sedan en textbeskrivning av vad det är ni illustrerar med UML-diagrammet. <text:s/>Texten är den huvudsakliga dokumentationen medan UML-diagrammet hjälper läsaren att förstå texten och få en översikt. <text:s/></text:p>
              </text:list-item>
              <text:list-item>
                <text:p text:style-name="P146">IDEA kan hjälpa till att göra klassdiagram som ni sedan kan klippa och klistra in i dokumentet. <text:s/>Högerklicka i en editor och välj Diagrams / Show Diagram. <text:s/>Ni kan sedan lägga till och ta bort klasser med högerklicksmenyn. <text:s/>Exportera till bildfil med högerklick / Export to File.</text:p>
              </text:list-item>
            </text:list>
          </text:list-item>
        </text:list>
        <text:p text:style-name="Standard"/>
        <text:p text:style-name="Ingetavstånd">Labbhandledaren och examinatorn kommer bland annat att använda den här dokumentationen för att förstå programmet vid bedömningen. <text:s/>Ni kan också tänka er att ni själva ska vidareutveckla projektet efter att en annan grupp har utvecklat grunden. <text:s/>Vad skulle ni själva vilja veta i det läget? <text:s/>Om viktig information saknas kan ni få komplettera.</text:p>
        <text:p text:style-name="Ingetavstånd">När ni pratar om klasser och metoder<text:s/><text:span text:style-name="T147">ska deras namn ang</text:span><text:span text:style-name="T148">es tydligt</text:span><text:s/>(inte bara ”vår timerklass” eller ”utritningsmetoden”).</text:p>
        <text:p text:style-name="Ingetavstånd">Framhäv gärna det ni själva tycker är bra lösningar eller annat som handledaren borde titta på vid bedömningen.</text:p>
        <text:p text:style-name="Ingetavstånd">Se även sidan om kvalitetskriterier på webben.</text:p>
        <text:p text:style-name="Ingetavstånd">Vi räknar med att de flesta<text:s/>projekt behöver runt 2-5 sidor för det här avsnittet.</text:p>
        <text:h text:style-name="Rubrik2" text:outline-level="2"><text:bookmark-start text:name="_Toc334109463"/><text:bookmark-start text:name="_Toc416895485"/>5.3. Användning av fritt material<text:bookmark-end text:name="_Toc334109463"/><text:bookmark-end text:name="_Toc416895485"/></text:h>
        <text:p text:style-name="Textbody">Vi använder ett paket som heter Libgdx, som bidrar med framförallt den grafiska delen men kan även användas för resurshantering, tangentbordsstyrning samt för ljudeffekter. Vi har använt biblioteket för att hantera grafik, tangentbordsstyrning i spelet samt resurshantering.</text:p>
        <text:h text:style-name="Rubrik2" text:outline-level="2"><text:bookmark-start text:name="_Toc416895486"/>5.4. Användning av objektorientering<text:bookmark-end text:name="_Toc416895486"/></text:h>
        <text:p text:style-name="Ingetavstånd">För varje betygsnivå måste ni peka ut hur ni har använt ett visst antal olika<text:s/><text:span text:style-name="T149">typiska egenskaper hos just objekt</text:span><text:span text:style-name="T150">orienterade språk. <text:s/></text:span>Se projektsidorna på webben för detaljerade instruktioner!</text:p>
        <text:list text:style-name="LFO2" text:continue-numbering="true">
          <text:list-item>
            <text:p text:style-name="P151">…</text:p>
          </text:list-item>
          <text:list-item>
            <text:p text:style-name="P152">…</text:p>
          </text:list-item>
          <text:list-item>
            <text:p text:style-name="P153">...</text:p>
          </text:list-item>
        </text:list>
        <text:h text:style-name="Rubrik2" text:outline-level="2"><text:bookmark-start text:name="_Toc334109465"/><text:bookmark-start text:name="_Toc416895487"/>5.5. Motiverade designbeslut med alternativ<text:bookmark-end text:name="_Toc334109465"/><text:bookmark-end text:name="_Toc416895487"/></text:h>
        <text:p text:style-name="P154"/>
        <text:list text:style-name="LFO3" text:continue-numbering="true">
          <text:list-item>
            <text:p text:style-name="P155"><text:span text:style-name="T156">2015-03-12</text:span></text:p>
          </text:list-item>
        </text:list>
        <text:p text:style-name="P157"><text:span text:style-name="T158">Enumklasser</text:span></text:p>
        <text:p text:style-name="P159"><text:span text:style-name="T160">Vi har valt att använda enumklasser för att beteckna olika typer, i vårt fall exempelvis olika sidor<text:s/></text:span><text:span text:style-name="T161">av hitboxes samt spelobjekt. Anledningen till det är att vi vill kolla med vad för objekt vi kolliderar med samt från vilken sida så vi vet var vi ska placera t.ex. spelaren när han krockar med en vägg till skillnad från om han krockar med ett mynt. Som ma</text:span><text:span text:style-name="T162">n kunde gjort annars var att ta in ett heltal i metoder där vi istället tar in en enumtyp och göra en switchsats med case 1, 2, 3 osv men det är väldigt otydligt vad som görs i en sådan sats. Därför har vi istället if-satser eller switch-satser med de olik</text:span><text:span text:style-name="T163">a möjliga fallen. Detta ökar läsbarheten markant.</text:span></text:p>
        <text:p text:style-name="P164">För exempel se enumklasser GameObject, Side samt metod seperateSide  i MovableEntity eller onObjectDeath i Game.</text:p>
        <text:list text:style-name="LFO3" text:continue-numbering="true">
          <text:list-item>
            <text:p text:style-name="P165">2015-03-12</text:p>
          </text:list-item>
        </text:list>
        <text:p text:style-name="P166"><text:span text:style-name="T167">Abstrakta klasser</text:span></text:p>
        <text:p text:style-name="P168"><text:span text:style-name="T169">Vi har valt att använda abstrakta klasser för implementationsärv</text:span><text:span text:style-name="T170">ning. Anledningen till det är att vi vill ha kod som används av flera klasser utan att behöva instansiera ett objekt av just den klassen, utan bara dess subklasser. Vi hade istället kunnat använda gränssnitt för att ha klasser med gemensam funktionalitet m</text:span><text:span text:style-name="T171">en eftersom många, om inte alla metoder för vissa klasser ser likadana ut har vi hellre abstrakta klasser med abstrakta metoder där det behövs olika implementation. För exempel se abstrakta klasser Entity, MovableEntity, CollisionEntity samt konkreta klass</text:span><text:span text:style-name="T172">er player, enemy, wall. Exempel på metoder med olika implementation är moveLeft och doAction som finns som abstrakta metoder hos MovableEntity</text:span></text:p>
        <text:p text:style-name="P173"/>
        <text:p text:style-name="P174"/>
        <text:p text:style-name="P175"/>
        <text:p text:style-name="P176"/>
        <text:p text:style-name="Ingetavstånd"/>
        <text:p text:style-name="P177"/>
        <text:p text:style-name="Ingetavstånd"/>
        <text:h text:style-name="Rubrik2" text:outline-level="2"><text:bookmark-start text:name="_Toc3341094651"/><text:bookmark-start text:name="_Toc416895488"/>5.6.<text:s/><text:bookmark-end text:name="_Toc3341094651"/>Bredd inom Java och objektorientering<text:bookmark-end text:name="_Toc416895488"/></text:h>
        <text:p text:style-name="Ingetavstånd">För varje betygsnivå måste ni använda ett visst antal specifika<text:s/>OO- eller Java-finesser. <text:s/>Här ska ni beskriva vilka ni har använt och var. <text:s/>Var tydliga – ange klassnamn och metodnamn där det är lämpligt. <text:s/>Se projektsidorna på webben för detaljerade instruktioner!</text:p>
        <text:list text:style-name="LFO4">
          <text:list-item text:start-value="1">
            <text:p text:style-name="P178">…</text:p>
          </text:list-item>
          <text:list-item>
            <text:p text:style-name="P179">…</text:p>
          </text:list-item>
          <text:list-item>
            <text:p text:style-name="P180">…</text:p>
          </text:list-item>
          <text:list-item>
            <text:p text:style-name="P181">…</text:p>
          </text:list-item>
          <text:list-item>
            <text:p text:style-name="P182">…</text:p>
          </text:list-item>
          <text:list-item>
            <text:p text:style-name="P183">…</text:p>
          </text:list-item>
          <text:list-item>
            <text:p text:style-name="P184">…</text:p>
          </text:list-item>
          <text:list-item>
            <text:p text:style-name="P185">...</text:p>
          </text:list-item>
        </text:list>
        <text:h text:style-name="Rubrik1" text:outline-level="1"><text:bookmark-start text:name="_Toc416895489"/>6<text:bookmark-start text:name="_Toc334109466"/>. Användarmanual<text:bookmark-end text:name="_Toc416895489"/><text:bookmark-end text:name="_Toc334109466"/></text:h>
        <text:p text:style-name="Ingetavstånd">När ni har implementerat ett program krävs det också en manual som förklarar hur programmet fungerar. Ni ska beskriva programmet tillräckligt mycket för att en labbhandledare själv ska kunna starta det, testa det och förstå hur det fungerar. <text:s text:c="2"/></text:p>
        <text:p text:style-name="Ingetavstånd">Inkludera flera (minst 3) skärmdumpar som visar hur programmet ser ut! <text:s/>Dessa ska vara ”inline” i detta dokument.</text:p>
        <text:p text:style-name="Ingetavstånd">------------------------------------</text:p>
        <text:p text:style-name="Ingetavstånd">Starta spelet genom<text:s/>att köra klassen DesktopLauncher.</text:p>
        <text:p text:style-name="Ingetavstånd">När du kommer in i spelet kommer du först komma till en meny som ber dig välja vilken karta du vill spela på. Efter att du har valt karta kommer spelet att starta och du spawnar. Du styr din karaktär med piltangenter höger, vänster samt upp för hopp. Spelet går ut på att undvika fiender (eller<text:s/>döda dem genom att<text:s/>hoppa på dem) samt samla poäng vilket fås genom både mynt samt att döda fiender. Ta powerups och undvik powerdowns!</text:p>
        <text:h text:style-name="Rubrik1" text:outline-level="1"><text:bookmark-start text:name="_Toc416895490"/>7<text:bookmark-start text:name="_Toc334109467"/>. Slutgiltiga betygsambitioner<text:bookmark-end text:name="_Toc416895490"/><text:bookmark-end text:name="_Toc334109467"/></text:h>
        <text:p text:style-name="Ingetavstånd">Ange här vilket betyg ni slutgiltigt siktar på i ert projekt. <text:s/>Se sedan till att ni har följt de kvantitativa kraven för detta betyg och att detta finns dokumenterat i projektbeskrivningen ovan.</text:p>
        <text:h text:style-name="Rubrik1" text:outline-level="1"><text:bookmark-start text:name="_Toc416895491"/>8<text:bookmark-start text:name="_Toc334109468"/>. Utvärdering och erfarenheter<text:bookmark-end text:name="_Toc416895491"/><text:bookmark-end text:name="_Toc334109468"/></text:h>
        <text:p text:style-name="Ingetavstånd">Detta avsnitt är en väldigt viktig del av projektspecifikationen. Här ska ni tänka tillbaka och utvärdera projektet (något som man alltid bör göra efter ett projekt). Som en hjälp på vägen kan ni utgå<text:s/>från följande frågeställningar (som ni gärna får lämna kvar i texten så att vi lättare kan sammanställa information om specifika frågor):</text:p>
        <text:list text:style-name="LFO6" text:continue-numbering="true">
          <text:list-item>
            <text:p text:style-name="P186">Vad gick bra? Mindre bra?</text:p>
          </text:list-item>
          <text:list-item>
            <text:p text:style-name="P187">Lade ni ned för mycket/lite tid?</text:p>
          </text:list-item>
          <text:list-item>
            <text:p text:style-name="P188">Var arbetsfördelningen jämn? Om inte: Vad hade ni kunnat göra för att förbättra den?</text:p>
          </text:list-item>
          <text:list-item>
            <text:p text:style-name="P189">Har ni haft någon nytta av projektbeskrivningen? Vad har varit mest användbart med den? Minst?</text:p>
          </text:list-item>
          <text:list-item>
            <text:p text:style-name="P190">Har arbetet fungerat som ni tänkt er? Har ni följt "arbetsmetodiken"? Något som skiljer sig? Till det bättre? Till det sämre?</text:p>
          </text:list-item>
          <text:list-item>
            <text:p text:style-name="P191">Vad har varit mest problematiskt, om man utesluter den programmeringstekniska delen? Alltså saker runt omkring, som att hitta ledig tid eller plats att vara på.</text:p>
          </text:list-item>
          <text:list-item>
            <text:p text:style-name="P192">Vad har ni lärt er så här långt som kan vara bra att ta med till era egna kommande kurser/projekt?</text:p>
          </text:list-item>
          <text:list-item>
            <text:p text:style-name="P193">Vilka<text:s/>tips skulle ni vilja ge till studenter i nästa års kurs?</text:p>
          </text:list-item>
          <text:list-item>
            <text:p text:style-name="P194">Har ni saknat något i kursen som hade underlättat projektet?</text:p>
          </text:list-item>
        </text:list>
        <text:p text:style-name="Standard"/>
        <text:p text:style-name="Ingetavstånd">Vi använder detta för att utveckla och förbättra kursen till nästa år. <text:s/>Vissa delar som är användbara som tips till andra studenter kan<text:s/>komma att citeras (givetvis helt anonymt!) under föreläsningar eller på websidor.</text:p>
        <text:p text:style-name="P195">(Glöm inte att exportera till PDF-format innan ni skickar in!)</text:p>
        <text:p text:style-name="P196"/>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Gentium Basic" svg:font-family="Gentium Basic" style:font-family-generic="system" style:font-pitch="variable"/>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OpenSymbol" svg:font-family="OpenSymbol"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Rubrik1" style:display-name="Rubrik 1" style:family="paragraph" style:parent-style-name="Rubrik" style:next-style-name="Textbody" style:default-outline-level="1">
      <style:text-properties style:font-name="DejaVu Sans Condensed" fo:font-weight="bold" style:font-weight-asian="bold" style:font-weight-complex="bold" fo:font-size="16pt" style:font-size-asian="16pt" fo:hyphenate="false"/>
    </style:style>
    <style:style style:name="Rubrik2" style:display-name="Rubrik 2" style:family="paragraph" style:parent-style-name="Rubrik" style:next-style-name="Textbody" style:default-outline-level="2">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Standardstycketeckensnitt" style:display-name="Standardstycketeckensnitt" style:family="text"/>
    <style:style style:name="Standard" style:display-name="Standard" style:family="paragraph">
      <style:text-properties style:font-name="Gentium Basic" fo:font-size="11pt" style:font-size-asian="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Rubrik" style:display-name="Rubrik"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Underrubrik" style:display-name="Underrubrik" style:family="paragraph" style:parent-style-name="Heading" style:next-style-name="Textbody">
      <style:paragraph-properties fo:text-align="center"/>
      <style:text-properties fo:font-style="italic" style:font-style-asian="italic" style:font-style-complex="italic" fo:hyphenate="false"/>
    </style:style>
    <style:style style:name="Lista" style:display-name="Lista" style:family="paragraph" style:parent-style-name="Textbody">
      <style:text-properties fo:font-size="12pt" style:font-size-asian="12pt" fo:hyphenate="false"/>
    </style:style>
    <style:style style:name="Beskrivning" style:display-name="Beskrivning"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ableContents" style:display-name="Table Contents" style:family="paragraph" style:parent-style-name="Standard">
      <style:paragraph-properties text:number-lines="false"/>
      <style:text-properties fo:hyphenate="false"/>
    </style:style>
    <style:style style:name="Sidfot" style:display-name="Sidfot" style:family="paragraph" style:parent-style-name="Standard">
      <style:paragraph-properties text:number-lines="false">
        <style:tab-stops>
          <style:tab-stop style:type="center" style:position="2.9527in"/>
          <style:tab-stop style:type="right" style:position="5.9055in"/>
        </style:tab-stops>
      </style:paragraph-properties>
      <style:text-properties fo:hyphenate="false"/>
    </style:style>
    <style:style style:name="ContentsHeading" style:display-name="Contents Heading" style:family="paragraph" style:parent-style-name="Rubrik">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5.905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5.709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allongtext" style:display-name="Ballongtext" style:family="paragraph" style:parent-style-name="Normal">
      <style:text-properties style:font-name="Tahoma" style:font-name-complex="Tahoma" fo:font-size="8pt" style:font-size-asian="8pt" style:font-size-complex="8pt" fo:hyphenate="false"/>
    </style:style>
    <style:style style:name="Ingetavstånd" style:display-name="Inget avstånd" style:family="paragraph" style:parent-style-name="Textbody">
      <style:paragraph-properties fo:line-height="115%"/>
      <style:text-properties fo:hyphenate="false"/>
    </style:style>
    <style:style style:name="Innehåll1" style:display-name="Innehåll 1" style:family="paragraph" style:parent-style-name="Normal" style:next-style-name="Normal" style:auto-update="true">
      <style:paragraph-properties fo:margin-bottom="0.0694in"/>
      <style:text-properties fo:hyphenate="false"/>
    </style:style>
    <style:style style:name="Innehåll2" style:display-name="Innehåll 2" style:family="paragraph" style:parent-style-name="Normal" style:next-style-name="Normal" style:auto-update="true">
      <style:paragraph-properties fo:margin-bottom="0.0694in" fo:margin-left="0.1666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BalloonTextChar" style:display-name="Balloon Text Char" style:family="text" style:parent-style-name="Standardstycketeckensnitt">
      <style:text-properties style:font-name="Tahoma" style:font-name-complex="Tahoma" fo:font-size="8pt" style:font-size-asian="8pt" style:font-size-complex="8pt"/>
    </style:style>
    <style:style style:name="Normalwebb" style:display-name="Normal (web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style:language-asian="sv" style:country-asian="SE" fo:hyphenate="true"/>
    </style:style>
    <style:style style:name="apple-tab-span" style:display-name="apple-tab-span" style:family="text" style:parent-style-name="Standardstycketeckensnitt"/>
    <style:style style:name="Hyperlänk" style:display-name="Hyperlänk" style:family="text" style:parent-style-name="Standardstycketeckensnitt">
      <style:text-properties fo:color="#0563C1" style:text-underline-type="single" style:text-underline-style="solid" style:text-underline-width="auto" style:text-underline-mode="continuous" style:text-underline-color="font-color"/>
    </style:style>
    <style:style style:name="SourceText" style:display-name="Source Text" style:family="text">
      <style:text-properties style:font-name="Courier New" style:font-name-asian="Courier New" style:font-name-complex="Courier New"/>
    </style:style>
    <style:style style:name="Betoning" style:display-name="Betoning" style:family="tex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office:automatic-styles>
  <office:master-styles>
    <style:master-page style:name="MP0" style:page-layout-name="PL0">
      <style:footer>
        <text:p text:style-name="Sidfot"><text:tab/><text:tab/><text:page-number text:fixed="false">3</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onas Kvarnström  KPLAB</meta:initial-creator>
    <dc:creator>Yousif Touma</dc:creator>
    <meta:creation-date>2012-08-30T09:36:00Z</meta:creation-date>
    <dc:date>2015-05-03T19:36:00Z</dc:date>
    <meta:template xlink:href="Normal" xlink:type="simple"/>
    <meta:editing-cycles>128</meta:editing-cycles>
    <meta:editing-duration>PT157380S</meta:editing-duration>
    <meta:user-defined meta:name="Information 1"/>
    <meta:user-defined meta:name="Information 2"/>
    <meta:user-defined meta:name="Information 3"/>
    <meta:user-defined meta:name="Information 4"/>
    <meta:document-statistic meta:page-count="1" meta:paragraph-count="22" meta:word-count="1804" meta:character-count="11345" meta:row-count="79" meta:non-whitespace-character-count="9563"/>
  </office:meta>
</office:document-meta>
</file>